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 style:data-style-name="N106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2">
            <text:p>GRAPH TYPE 1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5263" calcext:value-type="float">
            <text:p>0,05263</text:p>
          </table:table-cell>
          <table:table-cell table:style-name="ce2" table:formula="of:=[.D4]/[.E4]" office:value-type="float" office:value="27.2409272278168" calcext:value-type="float">
            <text:p>27,240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397" calcext:value-type="float">
            <text:p>0,0397</text:p>
          </table:table-cell>
          <table:table-cell table:style-name="ce2" table:formula="of:=[.D5]/[.E5]" office:value-type="float" office:value="36.1130982367758" calcext:value-type="float">
            <text:p>36,113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3439" calcext:value-type="float">
            <text:p>0,03439</text:p>
          </table:table-cell>
          <table:table-cell table:style-name="ce2" table:formula="of:=[.D6]/[.E6]" office:value-type="float" office:value="41.689153823786" calcext:value-type="float">
            <text:p>41,689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3442" calcext:value-type="float">
            <text:p>0,03442</text:p>
          </table:table-cell>
          <table:table-cell table:style-name="ce2" table:formula="of:=[.D7]/[.E7]" office:value-type="float" office:value="41.6528181289948" calcext:value-type="float">
            <text:p>41,65282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3454" calcext:value-type="float">
            <text:p>0,03454</text:p>
          </table:table-cell>
          <table:table-cell table:style-name="ce2" table:formula="of:=[.D8]/[.E8]" office:value-type="float" office:value="41.5081065431384" calcext:value-type="float">
            <text:p>41,508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1.43369" calcext:value-type="float">
            <text:p>1,43369</text:p>
          </table:table-cell>
          <table:table-cell office:value-type="float" office:value="0.03478" calcext:value-type="float">
            <text:p>0,03478</text:p>
          </table:table-cell>
          <table:table-cell table:style-name="ce2" table:formula="of:=[.D9]/[.E9]" office:value-type="float" office:value="41.2216791259344" calcext:value-type="float">
            <text:p>41,2216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11849" calcext:value-type="float">
            <text:p>0,11849</text:p>
          </table:table-cell>
          <table:table-cell table:style-name="ce2" table:formula="of:=[.D11]/[.E11]" office:value-type="float" office:value="27.747320448983" calcext:value-type="float">
            <text:p>27,747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09503" calcext:value-type="float">
            <text:p>0,09503</text:p>
          </table:table-cell>
          <table:table-cell table:style-name="ce2" table:formula="of:=[.D12]/[.E12]" office:value-type="float" office:value="34.5972850678733" calcext:value-type="float">
            <text:p>34,597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08418" calcext:value-type="float">
            <text:p>0,08418</text:p>
          </table:table-cell>
          <table:table-cell table:style-name="ce2" table:formula="of:=[.D13]/[.E13]" office:value-type="float" office:value="39.0565454977429" calcext:value-type="float">
            <text:p>39,056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08426" calcext:value-type="float">
            <text:p>0,08426</text:p>
          </table:table-cell>
          <table:table-cell table:style-name="ce2" table:formula="of:=[.D14]/[.E14]" office:value-type="float" office:value="39.0194635651555" calcext:value-type="float">
            <text:p>39,01946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08447" calcext:value-type="float">
            <text:p>0,08447</text:p>
          </table:table-cell>
          <table:table-cell table:style-name="ce2" table:formula="of:=[.D15]/[.E15]" office:value-type="float" office:value="38.9224576772819" calcext:value-type="float">
            <text:p>38,922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3.28778" calcext:value-type="float">
            <text:p>3,28778</text:p>
          </table:table-cell>
          <table:table-cell office:value-type="float" office:value="0.08498" calcext:value-type="float">
            <text:p>0,08498</text:p>
          </table:table-cell>
          <table:table-cell table:style-name="ce2" table:formula="of:=[.D16]/[.E16]" office:value-type="float" office:value="38.6888679689339" calcext:value-type="float">
            <text:p>38,6888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.61" calcext:value-type="float">
            <text:p>7,61</text:p>
          </table:table-cell>
          <table:table-cell office:value-type="float" office:value="0.27163" calcext:value-type="float">
            <text:p>0,27163</text:p>
          </table:table-cell>
          <table:table-cell table:style-name="ce2" table:formula="of:=[.D18]/[.E18]" office:value-type="float" office:value="28.0160512461805" calcext:value-type="float">
            <text:p>28,016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.61" calcext:value-type="float">
            <text:p>7,61</text:p>
          </table:table-cell>
          <table:table-cell office:value-type="float" office:value="0.21505" calcext:value-type="float">
            <text:p>0,21505</text:p>
          </table:table-cell>
          <table:table-cell table:style-name="ce2" table:formula="of:=[.D19]/[.E19]" office:value-type="float" office:value="35.3871192745873" calcext:value-type="float">
            <text:p>35,387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.61" calcext:value-type="float">
            <text:p>7,61</text:p>
          </table:table-cell>
          <table:table-cell office:value-type="float" office:value="0.1889" calcext:value-type="float">
            <text:p>0,1889</text:p>
          </table:table-cell>
          <table:table-cell table:style-name="ce2" table:formula="of:=[.D20]/[.E20]" office:value-type="float" office:value="40.2858655373213" calcext:value-type="float">
            <text:p>40,2858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7.61" calcext:value-type="float">
            <text:p>7,61</text:p>
          </table:table-cell>
          <table:table-cell office:value-type="float" office:value="0.18888" calcext:value-type="float">
            <text:p>0,18888</text:p>
          </table:table-cell>
          <table:table-cell table:style-name="ce2" table:formula="of:=[.D21]/[.E21]" office:value-type="float" office:value="40.2901313002965" calcext:value-type="float">
            <text:p>40,2901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7.61" calcext:value-type="float">
            <text:p>7,61</text:p>
          </table:table-cell>
          <table:table-cell office:value-type="float" office:value="0.18935" calcext:value-type="float">
            <text:p>0,18935</text:p>
          </table:table-cell>
          <table:table-cell table:style-name="ce2" table:formula="of:=[.D22]/[.E22]" office:value-type="float" office:value="40.1901241087932" calcext:value-type="float">
            <text:p>40,190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7.61" calcext:value-type="float">
            <text:p>7,61</text:p>
          </table:table-cell>
          <table:table-cell office:value-type="float" office:value="0.19042" calcext:value-type="float">
            <text:p>0,19042</text:p>
          </table:table-cell>
          <table:table-cell table:style-name="ce2" table:formula="of:=[.D23]/[.E23]" office:value-type="float" office:value="39.9642894653923" calcext:value-type="float">
            <text:p>39,9642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56696" calcext:value-type="float">
            <text:p>0,56696</text:p>
          </table:table-cell>
          <table:table-cell table:style-name="ce2" table:formula="of:=[.D25]/[.E25]" office:value-type="float" office:value="27.4988358967123" calcext:value-type="float">
            <text:p>27,498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44071" calcext:value-type="float">
            <text:p>0,44071</text:p>
          </table:table-cell>
          <table:table-cell table:style-name="ce2" table:formula="of:=[.D26]/[.E26]" office:value-type="float" office:value="35.3764153298087" calcext:value-type="float">
            <text:p>35,376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38871" calcext:value-type="float">
            <text:p>0,38871</text:p>
          </table:table-cell>
          <table:table-cell table:style-name="ce2" table:formula="of:=[.D27]/[.E27]" office:value-type="float" office:value="40.1089243909341" calcext:value-type="float">
            <text:p>40,1089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38861" calcext:value-type="float">
            <text:p>0,38861</text:p>
          </table:table-cell>
          <table:table-cell table:style-name="ce2" table:formula="of:=[.D28]/[.E28]" office:value-type="float" office:value="40.1192455160701" calcext:value-type="float">
            <text:p>40,1192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38944" calcext:value-type="float">
            <text:p>0,38944</text:p>
          </table:table-cell>
          <table:table-cell table:style-name="ce2" table:formula="of:=[.D29]/[.E29]" office:value-type="float" office:value="40.0337407559573" calcext:value-type="float">
            <text:p>40,033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15.59074" calcext:value-type="float">
            <text:p>15,59074</text:p>
          </table:table-cell>
          <table:table-cell office:value-type="float" office:value="0.39162" calcext:value-type="float">
            <text:p>0,39162</text:p>
          </table:table-cell>
          <table:table-cell table:style-name="ce2" table:formula="of:=[.D30]/[.E30]" office:value-type="float" office:value="39.8108881058169" calcext:value-type="float">
            <text:p>39,8108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style-name="ce1" office:value-type="string" calcext:value-type="string" table:number-columns-spanned="6" table:number-rows-spanned="2">
            <text:p>GRAPH TYPE 2</text:p>
          </table:table-cell>
          <table:covered-table-cell table:number-columns-repeated="4"/>
          <table:covered-table-cell table:style-name="ce2"/>
          <table:table-cell/>
        </table:table-row>
        <table:table-row table:style-name="ro1">
          <table:covered-table-cell table:number-columns-repeated="5"/>
          <table:covered-table-cell table:style-name="ce2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4858" calcext:value-type="float">
            <text:p>0,04858</text:p>
          </table:table-cell>
          <table:table-cell table:style-name="ce2" table:formula="of:=[.D35]/[.E35]" office:value-type="float" office:value="18.0259365994236" calcext:value-type="float">
            <text:p>18,025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3252" calcext:value-type="float">
            <text:p>0,03252</text:p>
          </table:table-cell>
          <table:table-cell table:style-name="ce2" table:formula="of:=[.D36]/[.E36]" office:value-type="float" office:value="26.9280442804428" calcext:value-type="float">
            <text:p>26,9280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2554" calcext:value-type="float">
            <text:p>0,02554</text:p>
          </table:table-cell>
          <table:table-cell table:style-name="ce2" table:formula="of:=[.D37]/[.E37]" office:value-type="float" office:value="34.2873923257635" calcext:value-type="float">
            <text:p>34,287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2596" calcext:value-type="float">
            <text:p>0,02596</text:p>
          </table:table-cell>
          <table:table-cell table:style-name="ce2" table:formula="of:=[.D38]/[.E38]" office:value-type="float" office:value="33.7326656394453" calcext:value-type="float">
            <text:p>33,73267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2629" calcext:value-type="float">
            <text:p>0,02629</text:p>
          </table:table-cell>
          <table:table-cell table:style-name="ce2" table:formula="of:=[.D39]/[.E39]" office:value-type="float" office:value="33.309243058197" calcext:value-type="float">
            <text:p>33,309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3215" calcext:value-type="float">
            <text:p>0,03215</text:p>
          </table:table-cell>
          <table:table-cell table:style-name="ce2" table:formula="of:=[.D40]/[.E40]" office:value-type="float" office:value="27.2379471228616" calcext:value-type="float">
            <text:p>27,23795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9771" calcext:value-type="float">
            <text:p>0,09771</text:p>
          </table:table-cell>
          <table:table-cell table:style-name="ce2" table:formula="of:=[.D42]/[.E42]" office:value-type="float" office:value="18.734827550916" calcext:value-type="float">
            <text:p>18,7348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6508" calcext:value-type="float">
            <text:p>0,06508</text:p>
          </table:table-cell>
          <table:table-cell table:style-name="ce2" table:formula="of:=[.D43]/[.E43]" office:value-type="float" office:value="28.1281499692686" calcext:value-type="float">
            <text:p>28,128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5411" calcext:value-type="float">
            <text:p>0,05411</text:p>
          </table:table-cell>
          <table:table-cell table:style-name="ce2" table:formula="of:=[.D44]/[.E44]" office:value-type="float" office:value="33.8307152097579" calcext:value-type="float">
            <text:p>33,830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5541" calcext:value-type="float">
            <text:p>0,05541</text:p>
          </table:table-cell>
          <table:table-cell table:style-name="ce2" table:formula="of:=[.D45]/[.E45]" office:value-type="float" office:value="33.0369969319617" calcext:value-type="float">
            <text:p>33,03700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5517" calcext:value-type="float">
            <text:p>0,05517</text:p>
          </table:table-cell>
          <table:table-cell table:style-name="ce2" table:formula="of:=[.D46]/[.E46]" office:value-type="float" office:value="33.1807141562443" calcext:value-type="float">
            <text:p>33,180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1.83058" calcext:value-type="float">
            <text:p>1,83058</text:p>
          </table:table-cell>
          <table:table-cell office:value-type="float" office:value="0.06616" calcext:value-type="float">
            <text:p>0,06616</text:p>
          </table:table-cell>
          <table:table-cell table:style-name="ce2" table:formula="of:=[.D47]/[.E47]" office:value-type="float" office:value="27.668984280532" calcext:value-type="float">
            <text:p>27,6689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20504" calcext:value-type="float">
            <text:p>0,20504</text:p>
          </table:table-cell>
          <table:table-cell table:style-name="ce2" table:formula="of:=[.D49]/[.E49]" office:value-type="float" office:value="23.0711080764729" calcext:value-type="float">
            <text:p>23,0711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14523" calcext:value-type="float">
            <text:p>0,14523</text:p>
          </table:table-cell>
          <table:table-cell table:style-name="ce2" table:formula="of:=[.D50]/[.E50]" office:value-type="float" office:value="32.572471252496" calcext:value-type="float">
            <text:p>32,572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12163" calcext:value-type="float">
            <text:p>0,12163</text:p>
          </table:table-cell>
          <table:table-cell table:style-name="ce2" table:formula="of:=[.D51]/[.E51]" office:value-type="float" office:value="38.8925429581518" calcext:value-type="float">
            <text:p>38,892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12492" calcext:value-type="float">
            <text:p>0,12492</text:p>
          </table:table-cell>
          <table:table-cell table:style-name="ce2" table:formula="of:=[.D52]/[.E52]" office:value-type="float" office:value="37.8682356708293" calcext:value-type="float">
            <text:p>37,86824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12341" calcext:value-type="float">
            <text:p>0,12341</text:p>
          </table:table-cell>
          <table:table-cell table:style-name="ce2" table:formula="of:=[.D53]/[.E53]" office:value-type="float" office:value="38.3315776679361" calcext:value-type="float">
            <text:p>38,331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.7305" calcext:value-type="float">
            <text:p>4,7305</text:p>
          </table:table-cell>
          <table:table-cell office:value-type="float" office:value="0.14155" calcext:value-type="float">
            <text:p>0,14155</text:p>
          </table:table-cell>
          <table:table-cell table:style-name="ce2" table:formula="of:=[.D54]/[.E54]" office:value-type="float" office:value="33.4192864712116" calcext:value-type="float">
            <text:p>33,4192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43546" calcext:value-type="float">
            <text:p>0,43546</text:p>
          </table:table-cell>
          <table:table-cell table:style-name="ce2" table:formula="of:=[.D56]/[.E56]" office:value-type="float" office:value="21.7108115555964" calcext:value-type="float">
            <text:p>21,710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31517" calcext:value-type="float">
            <text:p>0,31517</text:p>
          </table:table-cell>
          <table:table-cell table:style-name="ce2" table:formula="of:=[.D57]/[.E57]" office:value-type="float" office:value="29.997112669353" calcext:value-type="float">
            <text:p>29,997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26577" calcext:value-type="float">
            <text:p>0,26577</text:p>
          </table:table-cell>
          <table:table-cell table:style-name="ce2" table:formula="of:=[.D58]/[.E58]" office:value-type="float" office:value="35.5728261278549" calcext:value-type="float">
            <text:p>35,572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26928" calcext:value-type="float">
            <text:p>0,26928</text:p>
          </table:table-cell>
          <table:table-cell table:style-name="ce2" table:formula="of:=[.D59]/[.E59]" office:value-type="float" office:value="35.1091428995841" calcext:value-type="float">
            <text:p>35,10914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26929" calcext:value-type="float">
            <text:p>0,26929</text:p>
          </table:table-cell>
          <table:table-cell table:style-name="ce2" table:formula="of:=[.D60]/[.E60]" office:value-type="float" office:value="35.1078391325337" calcext:value-type="float">
            <text:p>35,107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9.45419" calcext:value-type="float">
            <text:p>9,45419</text:p>
          </table:table-cell>
          <table:table-cell office:value-type="float" office:value="0.30403" calcext:value-type="float">
            <text:p>0,30403</text:p>
          </table:table-cell>
          <table:table-cell table:style-name="ce2" table:formula="of:=[.D61]/[.E61]" office:value-type="float" office:value="31.096240502582" calcext:value-type="float">
            <text:p>31,09624</text:p>
          </table:table-cell>
          <table:table-cell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9:30:37.01542383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5:48:21.913368798</meta:creation-date>
    <dc:date>2016-05-26T09:38:22.492500207</dc:date>
    <meta:editing-duration>PT33M52S</meta:editing-duration>
    <meta:editing-cycles>4</meta:editing-cycles>
    <meta:generator>LibreOffice/5.0.6.3$Linux_X86_64 LibreOffice_project/00m0$Build-3</meta:generator>
    <meta:document-statistic meta:table-count="1" meta:cell-count="310" meta:object-count="0"/>
  </office:meta>
</office:document-meta>
</file>